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weight-asian="bold" style:font-weight-complex="bold"/>
    </style:style>
    <style:style style:name="ce2" style:family="table-cell" style:parent-style-name="Default">
      <style:text-properties fo:font-size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/>
    </style:style>
    <style:style style:name="ce6" style:family="table-cell" style:parent-style-name="Default">
      <style:text-properties fo:font-size="13pt" fo:font-weight="bold" style:font-weight-asian="bold" style:font-weight-complex="bold"/>
    </style:style>
    <style:style style:name="ce7" style:family="table-cell" style:parent-style-name="Default" style:data-style-name="N11">
      <style:table-cell-properties fo:background-color="#f6f9d4" fo:border="0.06pt solid #000000"/>
      <style:text-properties fo:color="#127622" fo:font-size="13pt"/>
    </style:style>
    <style:style style:name="ce8" style:family="table-cell" style:parent-style-name="Default" style:data-style-name="N11">
      <style:table-cell-properties fo:border-bottom="0.06pt solid #000000" fo:background-color="#f6f9d4" fo:border-left="1.56pt solid #000000" fo:border-right="1.56pt solid #000000" fo:border-top="1.56pt solid #000000"/>
      <style:text-properties fo:color="#127622" fo:font-size="13pt"/>
    </style:style>
    <style:style style:name="ce9" style:family="table-cell" style:parent-style-name="Default" style:data-style-name="N11">
      <style:table-cell-properties fo:border-bottom="0.06pt solid #000000" fo:background-color="#f6f9d4" fo:border-left="1.56pt solid #000000" fo:border-right="1.56pt solid #000000" fo:border-top="0.06pt solid #000000"/>
      <style:text-properties fo:color="#127622" fo:font-size="13pt"/>
    </style:style>
    <style:style style:name="ce10" style:family="table-cell" style:parent-style-name="Default" style:data-style-name="N11">
      <style:table-cell-properties fo:border-bottom="0.06pt solid #000000" fo:background-color="#f6f9d4" fo:border-left="1.56pt solid #000000" fo:border-right="1.56pt solid #000000" fo:border-top="0.06pt solid #000000"/>
      <style:text-properties fo:color="#127622" fo:font-size="13pt"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1.56pt solid #000000" fo:background-color="#f6f9d4" fo:border-left="1.56pt solid #000000" fo:border-right="1.56pt solid #000000" fo:border-top="0.06pt solid #000000"/>
      <style:text-properties fo:color="#127622" fo:font-size="13pt"/>
    </style:style>
    <style:style style:name="ce12" style:family="table-cell" style:parent-style-name="Default" style:data-style-name="N11">
      <style:table-cell-properties fo:background-color="#eeeeee" fo:border="0.06pt solid #000000"/>
      <style:text-properties fo:color="#5eb91e" fo:font-size="13pt"/>
    </style:style>
    <style:style style:name="ce13" style:family="table-cell" style:parent-style-name="Default" style:data-style-name="N11">
      <style:table-cell-properties fo:background-color="#5eb91e" fo:border="0.06pt solid #000000"/>
      <style:text-properties fo:color="#bbe33d" fo:font-size="13pt"/>
    </style:style>
    <style:style style:name="ce14" style:family="table-cell" style:parent-style-name="Default" style:data-style-name="N11">
      <style:table-cell-properties fo:background-color="#ffd8ce" fo:border="0.06pt solid #000000"/>
      <style:text-properties fo:color="#c9211e" fo:font-size="13pt"/>
    </style:style>
    <style:style style:name="ce15" style:family="table-cell" style:parent-style-name="Default" style:data-style-name="N11">
      <style:table-cell-properties fo:border-bottom="0.06pt solid #000000" fo:background-color="#ffd8ce" fo:border-left="1.56pt solid #000000" fo:border-right="1.56pt solid #000000" fo:border-top="1.56pt solid #000000"/>
      <style:text-properties fo:color="#c9211e" fo:font-size="13pt"/>
    </style:style>
    <style:style style:name="ce16" style:family="table-cell" style:parent-style-name="Default" style:data-style-name="N11">
      <style:table-cell-properties fo:border-bottom="0.06pt solid #000000" fo:background-color="#ffd8ce" fo:border-left="1.56pt solid #000000" fo:border-right="1.56pt solid #000000" fo:border-top="0.06pt solid #000000"/>
      <style:text-properties fo:color="#c9211e" fo:font-size="13pt"/>
    </style:style>
    <style:style style:name="ce17" style:family="table-cell" style:parent-style-name="Default" style:data-style-name="N11">
      <style:table-cell-properties fo:border-bottom="0.06pt solid #000000" fo:background-color="#ffd8ce" fo:border-left="1.56pt solid #000000" fo:border-right="1.56pt solid #000000" fo:border-top="0.06pt solid #000000"/>
      <style:text-properties fo:color="#c9211e" fo:font-size="13pt" fo:font-weight="bold" style:font-weight-asian="bold" style:font-weight-complex="bold"/>
    </style:style>
    <style:style style:name="ce18" style:family="table-cell" style:parent-style-name="Default" style:data-style-name="N11">
      <style:table-cell-properties fo:border-bottom="1.56pt solid #000000" fo:background-color="#ffd8ce" fo:border-left="1.56pt solid #000000" fo:border-right="1.56pt solid #000000" fo:border-top="0.06pt solid #000000"/>
      <style:text-properties fo:color="#c9211e" fo:font-size="13pt"/>
    </style:style>
    <style:style style:name="ce19" style:family="table-cell" style:parent-style-name="Default" style:data-style-name="N11">
      <style:table-cell-properties fo:background-color="#eeeeee" fo:border="0.06pt solid #000000"/>
      <style:text-properties fo:color="#ea7500" fo:font-size="13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_Wuerfe" table:style-name="ta1">
        <table:shapes>
          <draw:frame draw:z-index="0" draw:style-name="gr1" draw:text-style-name="P1" svg:width="9.6122in" svg:height="5.6819in" svg:x="5.8488in" svg:y="3.1374in">
            <draw:object draw:notify-on-update-of-ranges="25_Wuerfe.A7:25_Wuerfe.A32 25_Wuerfe.E7:25_Wuerfe.E32 25_Wuerfe.C7:25_Wuerfe.C32 25_Wuerfe.D7:25_Wuerfe.D32 25_Wuerfe.B7:25_Wuerfe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Würfelexperiment BBW (Pfalzgraf, Freimann, 2023)</text:p>
          </table:table-cell>
          <table:table-cell table:number-columns-repeated="63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Wahrscheinlichkeiten Anzahl Dreier</text:p>
          </table:table-cell>
          <table:covered-table-cell table:number-columns-repeated="3"/>
          <table:table-cell/>
          <table:table-cell table:style-name="ce20" office:value-type="string" calcext:value-type="string">
            <text:p>Anzal Würfe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Anzahl</text:p>
          </table:table-cell>
          <table:table-cell table:style-name="ce5" office:value-type="string" calcext:value-type="string" table:number-columns-spanned="2" table:number-rows-spanned="1">
            <text:p>zufälliger Würfel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Gezinkter Würfel</text:p>
          </table:table-cell>
          <table:covered-table-cell table:style-name="ce2"/>
          <table:table-cell table:style-name="ce2" table:number-columns-repeated="5"/>
          <table:table-cell table:style-name="ce2" office:value-type="string" calcext:value-type="string">
            <text:p>Mit 94.48% Wahrscheinlichkeit liefert der normale Würfel 1 bis 7 Mal eine „Drei“.</text:p>
          </table:table-cell>
          <table:table-cell table:style-name="ce2" table:number-columns-repeated="5"/>
          <table:table-cell table:number-columns-repeated="48"/>
        </table:table-row>
        <table:table-row table:style-name="ro1">
          <table:table-cell table:style-name="ce1" office:value-type="string" calcext:value-type="string">
            <text:p>Dreier:</text:p>
          </table:table-cell>
          <table:table-cell table:style-name="ce2" office:value-type="string" calcext:value-type="string">
            <text:p>p</text:p>
          </table:table-cell>
          <table:table-cell table:style-name="ce2" table:formula="of:=1/6" office:value-type="float" office:value="0.166666666666667" calcext:value-type="float">
            <text:p>0.166666666666667</text:p>
          </table:table-cell>
          <table:table-cell table:style-name="ce2" office:value-type="string" calcext:value-type="string">
            <text:p>p</text:p>
          </table:table-cell>
          <table:table-cell table:style-name="ce2" table:formula="of:=1/3" office:value-type="float" office:value="0.333333333333333" calcext:value-type="float">
            <text:p>0.333333333333333</text:p>
          </table:table-cell>
          <table:table-cell table:style-name="ce2" table:number-columns-repeated="5"/>
          <table:table-cell table:style-name="ce2" office:value-type="string" calcext:value-type="string">
            <text:p>Mit 94.36% Wahrscheinlichkeit liefert der gezinkte Würfel 4 bis 12 Mal eine „Drei“.</text:p>
          </table:table-cell>
          <table:table-cell table:style-name="ce2" table:number-columns-repeated="5"/>
          <table:table-cell table:number-columns-repeated="48"/>
        </table:table-row>
        <table:table-row table:style-name="ro1">
          <table:table-cell table:style-name="ce2"/>
          <table:table-cell table:style-name="ce6" office:value-type="string" calcext:value-type="string">
            <text:p>Single</text:p>
          </table:table-cell>
          <table:table-cell table:style-name="ce6" office:value-type="string" calcext:value-type="string">
            <text:p>Kummuliert</text:p>
          </table:table-cell>
          <table:table-cell table:style-name="ce6" table:formula="of:=[.B6]" office:value-type="string" office:string-value="Single" calcext:value-type="string">
            <text:p>Single</text:p>
          </table:table-cell>
          <table:table-cell table:style-name="ce6" table:formula="of:=[.C6]" office:value-type="string" office:string-value="Kummuliert" calcext:value-type="string">
            <text:p>Kummuliert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table:formula="of:=BINOMDIST([.$A7];[.$G$3];[.$C$5];0)" office:value-type="percentage" office:value="0.0104825960103961" calcext:value-type="percentage">
            <text:p>1.05%</text:p>
          </table:table-cell>
          <table:table-cell table:style-name="ce12" table:formula="of:=BINOMDIST([.$A7];[.$G$3];[.$C$5];1)" office:value-type="percentage" office:value="0.0104825960103961" calcext:value-type="percentage">
            <text:p>1.05%</text:p>
          </table:table-cell>
          <table:table-cell table:style-name="ce14" table:formula="of:=BINOMDIST([.$A7];[.$G$3];[.$E$5];0)" office:value-type="percentage" office:value="0.0000396021280423662" calcext:value-type="percentage">
            <text:p>0.00%</text:p>
          </table:table-cell>
          <table:table-cell table:style-name="ce19" table:formula="of:=BINOMDIST([.$A7];[.$G$3];[.$E$5];1)" office:value-type="percentage" office:value="0.0000396021280423662" calcext:value-type="percentage">
            <text:p>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BINOMDIST([.$A8];[.$G$3];[.$C$5];0)" office:value-type="percentage" office:value="0.0524129800519806" calcext:value-type="percentage">
            <text:p>5.24%</text:p>
          </table:table-cell>
          <table:table-cell table:style-name="ce12" table:formula="of:=BINOMDIST([.$A8];[.$G$3];[.$C$5];1)" office:value-type="percentage" office:value="0.0628955760623767" calcext:value-type="percentage">
            <text:p>6.29%</text:p>
          </table:table-cell>
          <table:table-cell table:style-name="ce14" table:formula="of:=BINOMDIST([.$A8];[.$G$3];[.$E$5];0)" office:value-type="percentage" office:value="0.000495026600529577" calcext:value-type="percentage">
            <text:p>0.05%</text:p>
          </table:table-cell>
          <table:table-cell table:style-name="ce19" table:formula="of:=BINOMDIST([.$A8];[.$G$3];[.$E$5];1)" office:value-type="percentage" office:value="0.000534628728571944" calcext:value-type="percentage">
            <text:p>0.05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table:formula="of:=BINOMDIST([.$A9];[.$G$3];[.$C$5];0)" office:value-type="percentage" office:value="0.125791152124753" calcext:value-type="percentage">
            <text:p>12.58%</text:p>
          </table:table-cell>
          <table:table-cell table:style-name="ce12" table:formula="of:=BINOMDIST([.$A9];[.$G$3];[.$C$5];1)" office:value-type="percentage" office:value="0.18868672818713" calcext:value-type="percentage">
            <text:p>18.87%</text:p>
          </table:table-cell>
          <table:table-cell table:style-name="ce14" table:formula="of:=BINOMDIST([.$A9];[.$G$3];[.$E$5];0)" office:value-type="percentage" office:value="0.00297015960317746" calcext:value-type="percentage">
            <text:p>0.30%</text:p>
          </table:table-cell>
          <table:table-cell table:style-name="ce19" table:formula="of:=BINOMDIST([.$A9];[.$G$3];[.$E$5];1)" office:value-type="percentage" office:value="0.00350478833174941" calcext:value-type="percentage">
            <text:p>0.35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table:formula="of:=BINOMDIST([.$A10];[.$G$3];[.$C$5];0)" office:value-type="percentage" office:value="0.192879766591288" calcext:value-type="percentage">
            <text:p>19.29%</text:p>
          </table:table-cell>
          <table:table-cell table:style-name="ce12" table:formula="of:=BINOMDIST([.$A10];[.$G$3];[.$C$5];1)" office:value-type="percentage" office:value="0.381566494778418" calcext:value-type="percentage">
            <text:p>38.16%</text:p>
          </table:table-cell>
          <table:table-cell table:style-name="ce14" table:formula="of:=BINOMDIST([.$A10];[.$G$3];[.$E$5];0)" office:value-type="percentage" office:value="0.0113856118121803" calcext:value-type="percentage">
            <text:p>1.14%</text:p>
          </table:table-cell>
          <table:table-cell table:style-name="ce19" table:formula="of:=BINOMDIST([.$A10];[.$G$3];[.$E$5];1)" office:value-type="percentage" office:value="0.0148904001439297" calcext:value-type="percentage">
            <text:p>1.49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table:formula="of:=BINOMDIST([.$A11];[.$G$3];[.$C$5];0)" office:value-type="percentage" office:value="0.212167743250417" calcext:value-type="percentage">
            <text:p>21.22%</text:p>
          </table:table-cell>
          <table:table-cell table:style-name="ce12" table:formula="of:=BINOMDIST([.$A11];[.$G$3];[.$C$5];1)" office:value-type="percentage" office:value="0.593734238028836" calcext:value-type="percentage">
            <text:p>59.37%</text:p>
          </table:table-cell>
          <table:table-cell table:style-name="ce15" table:formula="of:=BINOMDIST([.$A11];[.$G$3];[.$E$5];0)" office:value-type="percentage" office:value="0.0313104324834957" calcext:value-type="percentage">
            <text:p>3.13%</text:p>
          </table:table-cell>
          <table:table-cell table:style-name="ce19" table:formula="of:=BINOMDIST([.$A11];[.$G$3];[.$E$5];1)" office:value-type="percentage" office:value="0.0462008326274254" calcext:value-type="percentage">
            <text:p>4.62%</text:p>
          </table:table-cell>
          <table:table-cell table:style-name="ce2"/>
          <table:table-cell table:style-name="ce2" office:value-type="string" calcext:value-type="string">
            <text:p>Wahrschenilichkeit 6 Mal eine Drei zu werfen. Bzw bei „kumuliert“ die Wahrscheinlichkeit höchstens 6x die Drei, also weniger als 7x die Drei zu werfen.</text:p>
          </table:table-cell>
          <table:table-cell table:style-name="ce2" table:number-columns-repeated="9"/>
          <table:table-cell table:number-columns-repeated="4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table:formula="of:=BINOMDIST([.$A12];[.$G$3];[.$C$5];0)" office:value-type="percentage" office:value="0.17822090433035" calcext:value-type="percentage">
            <text:p>17.82%</text:p>
          </table:table-cell>
          <table:table-cell table:style-name="ce12" table:formula="of:=BINOMDIST([.$A12];[.$G$3];[.$C$5];1)" office:value-type="percentage" office:value="0.771955142359186" calcext:value-type="percentage">
            <text:p>77.20%</text:p>
          </table:table-cell>
          <table:table-cell table:style-name="ce16" table:formula="of:=BINOMDIST([.$A12];[.$G$3];[.$E$5];0)" office:value-type="percentage" office:value="0.0657519082153411" calcext:value-type="percentage">
            <text:p>6.58%</text:p>
          </table:table-cell>
          <table:table-cell table:style-name="ce19" table:formula="of:=BINOMDIST([.$A12];[.$G$3];[.$E$5];1)" office:value-type="percentage" office:value="0.111952740842766" calcext:value-type="percentage">
            <text:p>11.2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table:formula="of:=BINOMDIST([.$A13];[.$G$3];[.$C$5];0)" office:value-type="percentage" office:value="0.118813936220234" calcext:value-type="percentage">
            <text:p>11.88%</text:p>
          </table:table-cell>
          <table:table-cell table:style-name="ce12" table:formula="of:=BINOMDIST([.$A13];[.$G$3];[.$C$5];1)" office:value-type="percentage" office:value="0.89076907857942" calcext:value-type="percentage">
            <text:p>89.08%</text:p>
          </table:table-cell>
          <table:table-cell table:style-name="ce16" table:formula="of:=BINOMDIST([.$A13];[.$G$3];[.$E$5];0)" office:value-type="percentage" office:value="0.109586513692235" calcext:value-type="percentage">
            <text:p>10.96%</text:p>
          </table:table-cell>
          <table:table-cell table:style-name="ce19" table:formula="of:=BINOMDIST([.$A13];[.$G$3];[.$E$5];1)" office:value-type="percentage" office:value="0.221539254535002" calcext:value-type="percentage">
            <text:p>22.15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table:formula="of:=BINOMDIST([.$A14];[.$G$3];[.$C$5];0)" office:value-type="percentage" office:value="0.0644989939481268" calcext:value-type="percentage">
            <text:p>6.45%</text:p>
          </table:table-cell>
          <table:table-cell table:style-name="ce12" table:formula="of:=BINOMDIST([.$A14];[.$G$3];[.$C$5];1)" office:value-type="percentage" office:value="0.955268072527547" calcext:value-type="percentage">
            <text:p>95.53%</text:p>
          </table:table-cell>
          <table:table-cell table:style-name="ce16" table:formula="of:=BINOMDIST([.$A14];[.$G$3];[.$E$5];0)" office:value-type="percentage" office:value="0.148724554296605" calcext:value-type="percentage">
            <text:p>14.87%</text:p>
          </table:table-cell>
          <table:table-cell table:style-name="ce19" table:formula="of:=BINOMDIST([.$A14];[.$G$3];[.$E$5];1)" office:value-type="percentage" office:value="0.370263808831606" calcext:value-type="percentage">
            <text:p>37.03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1" table:formula="of:=BINOMDIST([.$A15];[.$G$3];[.$C$5];0)" office:value-type="percentage" office:value="0.0290245472766571" calcext:value-type="percentage">
            <text:p>2.90%</text:p>
          </table:table-cell>
          <table:table-cell table:style-name="ce12" table:formula="of:=BINOMDIST([.$A15];[.$G$3];[.$C$5];1)" office:value-type="percentage" office:value="0.984292619804204" calcext:value-type="percentage">
            <text:p>98.43%</text:p>
          </table:table-cell>
          <table:table-cell table:style-name="ce17" table:formula="of:=BINOMDIST([.$A15];[.$G$3];[.$E$5];0)" office:value-type="percentage" office:value="0.16731512358368" calcext:value-type="percentage">
            <text:p>16.73%</text:p>
          </table:table-cell>
          <table:table-cell table:style-name="ce19" table:formula="of:=BINOMDIST([.$A15];[.$G$3];[.$E$5];1)" office:value-type="percentage" office:value="0.537578932415287" calcext:value-type="percentage">
            <text:p>53.76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table:formula="of:=BINOMDIST([.$A16];[.$G$3];[.$C$5];0)" office:value-type="percentage" office:value="0.0109648289711816" calcext:value-type="percentage">
            <text:p>1.10%</text:p>
          </table:table-cell>
          <table:table-cell table:style-name="ce12" table:formula="of:=BINOMDIST([.$A16];[.$G$3];[.$C$5];1)" office:value-type="percentage" office:value="0.995257448775385" calcext:value-type="percentage">
            <text:p>99.53%</text:p>
          </table:table-cell>
          <table:table-cell table:style-name="ce16" table:formula="of:=BINOMDIST([.$A16];[.$G$3];[.$E$5];0)" office:value-type="percentage" office:value="0.158019838940142" calcext:value-type="percentage">
            <text:p>15.80%</text:p>
          </table:table-cell>
          <table:table-cell table:style-name="ce19" table:formula="of:=BINOMDIST([.$A16];[.$G$3];[.$E$5];1)" office:value-type="percentage" office:value="0.695598771355429" calcext:value-type="percentage">
            <text:p>69.56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table:formula="of:=BINOMDIST([.$A17];[.$G$3];[.$C$5];0)" office:value-type="percentage" office:value="0.0035087452707781" calcext:value-type="percentage">
            <text:p>0.35%</text:p>
          </table:table-cell>
          <table:table-cell table:style-name="ce12" table:formula="of:=BINOMDIST([.$A17];[.$G$3];[.$C$5];1)" office:value-type="percentage" office:value="0.998766194046163" calcext:value-type="percentage">
            <text:p>99.88%</text:p>
          </table:table-cell>
          <table:table-cell table:style-name="ce16" table:formula="of:=BINOMDIST([.$A17];[.$G$3];[.$E$5];0)" office:value-type="percentage" office:value="0.126415871152114" calcext:value-type="percentage">
            <text:p>12.64%</text:p>
          </table:table-cell>
          <table:table-cell table:style-name="ce19" table:formula="of:=BINOMDIST([.$A17];[.$G$3];[.$E$5];1)" office:value-type="percentage" office:value="0.822014642507543" calcext:value-type="percentage">
            <text:p>82.2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table:formula="of:=BINOMDIST([.$A18];[.$G$3];[.$C$5];0)" office:value-type="percentage" office:value="0.000956930528394027" calcext:value-type="percentage">
            <text:p>0.10%</text:p>
          </table:table-cell>
          <table:table-cell table:style-name="ce12" table:formula="of:=BINOMDIST([.$A18];[.$G$3];[.$C$5];1)" office:value-type="percentage" office:value="0.999723124574557" calcext:value-type="percentage">
            <text:p>99.97%</text:p>
          </table:table-cell>
          <table:table-cell table:style-name="ce16" table:formula="of:=BINOMDIST([.$A18];[.$G$3];[.$E$5];0)" office:value-type="percentage" office:value="0.0861926394218959" calcext:value-type="percentage">
            <text:p>8.62%</text:p>
          </table:table-cell>
          <table:table-cell table:style-name="ce19" table:formula="of:=BINOMDIST([.$A18];[.$G$3];[.$E$5];1)" office:value-type="percentage" office:value="0.908207281929439" calcext:value-type="percentage">
            <text:p>90.82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table:formula="of:=BINOMDIST([.$A19];[.$G$3];[.$C$5];0)" office:value-type="percentage" office:value="0.000223283789958606" calcext:value-type="percentage">
            <text:p>0.02%</text:p>
          </table:table-cell>
          <table:table-cell table:style-name="ce12" table:formula="of:=BINOMDIST([.$A19];[.$G$3];[.$C$5];1)" office:value-type="percentage" office:value="0.999946408364516" calcext:value-type="percentage">
            <text:p>99.99%</text:p>
          </table:table-cell>
          <table:table-cell table:style-name="ce18" table:formula="of:=BINOMDIST([.$A19];[.$G$3];[.$E$5];0)" office:value-type="percentage" office:value="0.0502790396627726" calcext:value-type="percentage">
            <text:p>5.03%</text:p>
          </table:table-cell>
          <table:table-cell table:style-name="ce19" table:formula="of:=BINOMDIST([.$A19];[.$G$3];[.$E$5];1)" office:value-type="percentage" office:value="0.958486321592211" calcext:value-type="percentage">
            <text:p>95.85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table:formula="of:=BINOMDIST([.$A20];[.$G$3];[.$C$5];0)" office:value-type="percentage" office:value="0.0000446567579917212" calcext:value-type="percentage">
            <text:p>0.00%</text:p>
          </table:table-cell>
          <table:table-cell table:style-name="ce12" table:formula="of:=BINOMDIST([.$A20];[.$G$3];[.$C$5];1)" office:value-type="percentage" office:value="0.999991065122508" calcext:value-type="percentage">
            <text:p>100.00%</text:p>
          </table:table-cell>
          <table:table-cell table:style-name="ce14" table:formula="of:=BINOMDIST([.$A20];[.$G$3];[.$E$5];0)" office:value-type="percentage" office:value="0.0251395198313863" calcext:value-type="percentage">
            <text:p>2.51%</text:p>
          </table:table-cell>
          <table:table-cell table:style-name="ce19" table:formula="of:=BINOMDIST([.$A20];[.$G$3];[.$E$5];1)" office:value-type="percentage" office:value="0.983625841423598" calcext:value-type="percentage">
            <text:p>98.36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table:formula="of:=BINOMDIST([.$A21];[.$G$3];[.$C$5];0)" office:value-type="percentage" office:value="0.00000765544422715221" calcext:value-type="percentage">
            <text:p>0.00%</text:p>
          </table:table-cell>
          <table:table-cell table:style-name="ce12" table:formula="of:=BINOMDIST([.$A21];[.$G$3];[.$C$5];1)" office:value-type="percentage" office:value="0.999998720566735" calcext:value-type="percentage">
            <text:p>100.00%</text:p>
          </table:table-cell>
          <table:table-cell table:style-name="ce14" table:formula="of:=BINOMDIST([.$A21];[.$G$3];[.$E$5];0)" office:value-type="percentage" office:value="0.010774079927737" calcext:value-type="percentage">
            <text:p>1.08%</text:p>
          </table:table-cell>
          <table:table-cell table:style-name="ce19" table:formula="of:=BINOMDIST([.$A21];[.$G$3];[.$E$5];1)" office:value-type="percentage" office:value="0.994399921351335" calcext:value-type="percentage">
            <text:p>99.44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table:formula="of:=BINOMDIST([.$A22];[.$G$3];[.$C$5];0)" office:value-type="percentage" office:value="0.00000112279848664899" calcext:value-type="percentage">
            <text:p>0.00%</text:p>
          </table:table-cell>
          <table:table-cell table:style-name="ce12" table:formula="of:=BINOMDIST([.$A22];[.$G$3];[.$C$5];1)" office:value-type="percentage" office:value="0.999999843365221" calcext:value-type="percentage">
            <text:p>100.00%</text:p>
          </table:table-cell>
          <table:table-cell table:style-name="ce14" table:formula="of:=BINOMDIST([.$A22];[.$G$3];[.$E$5];0)" office:value-type="percentage" office:value="0.00395049597350356" calcext:value-type="percentage">
            <text:p>0.40%</text:p>
          </table:table-cell>
          <table:table-cell table:style-name="ce19" table:formula="of:=BINOMDIST([.$A22];[.$G$3];[.$E$5];1)" office:value-type="percentage" office:value="0.998350417324838" calcext:value-type="percentage">
            <text:p>99.84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table:formula="of:=BINOMDIST([.$A23];[.$G$3];[.$C$5];0)" office:value-type="percentage" office:value="0.000000140349810831124" calcext:value-type="percentage">
            <text:p>0.00%</text:p>
          </table:table-cell>
          <table:table-cell table:style-name="ce12" table:formula="of:=BINOMDIST([.$A23];[.$G$3];[.$C$5];1)" office:value-type="percentage" office:value="0.999999983715032" calcext:value-type="percentage">
            <text:p>100.00%</text:p>
          </table:table-cell>
          <table:table-cell table:style-name="ce14" table:formula="of:=BINOMDIST([.$A23];[.$G$3];[.$E$5];0)" office:value-type="percentage" office:value="0.00123452999171986" calcext:value-type="percentage">
            <text:p>0.12%</text:p>
          </table:table-cell>
          <table:table-cell table:style-name="ce19" table:formula="of:=BINOMDIST([.$A23];[.$G$3];[.$E$5];1)" office:value-type="percentage" office:value="0.999584947316558" calcext:value-type="percentage">
            <text:p>99.96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table:formula="of:=BINOMDIST([.$A24];[.$G$3];[.$C$5];0)" office:value-type="percentage" office:value="0.0000000148605682056484" calcext:value-type="percentage">
            <text:p>0.00%</text:p>
          </table:table-cell>
          <table:table-cell table:style-name="ce12" table:formula="of:=BINOMDIST([.$A24];[.$G$3];[.$C$5];1)" office:value-type="percentage" office:value="0.999999998575601" calcext:value-type="percentage">
            <text:p>100.00%</text:p>
          </table:table-cell>
          <table:table-cell table:style-name="ce14" table:formula="of:=BINOMDIST([.$A24];[.$G$3];[.$E$5];0)" office:value-type="percentage" office:value="0.000326787350749375" calcext:value-type="percentage">
            <text:p>0.03%</text:p>
          </table:table-cell>
          <table:table-cell table:style-name="ce19" table:formula="of:=BINOMDIST([.$A24];[.$G$3];[.$E$5];1)" office:value-type="percentage" office:value="0.999911734667307" calcext:value-type="percentage">
            <text:p>99.99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table:formula="of:=BINOMDIST([.$A25];[.$G$3];[.$C$5];0)" office:value-type="percentage" office:value="0.00000000132093939605764" calcext:value-type="percentage">
            <text:p>0.00%</text:p>
          </table:table-cell>
          <table:table-cell table:style-name="ce12" table:formula="of:=BINOMDIST([.$A25];[.$G$3];[.$C$5];1)" office:value-type="percentage" office:value="0.99999999989654" calcext:value-type="percentage">
            <text:p>100.00%</text:p>
          </table:table-cell>
          <table:table-cell table:style-name="ce14" table:formula="of:=BINOMDIST([.$A25];[.$G$3];[.$E$5];0)" office:value-type="percentage" office:value="0.0000726194112776389" calcext:value-type="percentage">
            <text:p>0.01%</text:p>
          </table:table-cell>
          <table:table-cell table:style-name="ce19" table:formula="of:=BINOMDIST([.$A25];[.$G$3];[.$E$5];1)" office:value-type="percentage" office:value="0.999984354078585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table:formula="of:=BINOMDIST([.$A26];[.$G$3];[.$C$5];0)" office:value-type="percentage" office:value="0.0000000000973323765516152" calcext:value-type="percentage">
            <text:p>0.00%</text:p>
          </table:table-cell>
          <table:table-cell table:style-name="ce12" table:formula="of:=BINOMDIST([.$A26];[.$G$3];[.$C$5];1)" office:value-type="percentage" office:value="0.999999999993872" calcext:value-type="percentage">
            <text:p>100.00%</text:p>
          </table:table-cell>
          <table:table-cell table:style-name="ce14" table:formula="of:=BINOMDIST([.$A26];[.$G$3];[.$E$5];0)" office:value-type="percentage" office:value="0.0000133772599721966" calcext:value-type="percentage">
            <text:p>0.00%</text:p>
          </table:table-cell>
          <table:table-cell table:style-name="ce19" table:formula="of:=BINOMDIST([.$A26];[.$G$3];[.$E$5];1)" office:value-type="percentage" office:value="0.999997731338557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table:formula="of:=BINOMDIST([.$A27];[.$G$3];[.$C$5];0)" office:value-type="percentage" office:value="0.00000000000583994259309691" calcext:value-type="percentage">
            <text:p>0.00%</text:p>
          </table:table-cell>
          <table:table-cell table:style-name="ce12" table:formula="of:=BINOMDIST([.$A27];[.$G$3];[.$C$5];1)" office:value-type="percentage" office:value="0.999999999999712" calcext:value-type="percentage">
            <text:p>100.00%</text:p>
          </table:table-cell>
          <table:table-cell table:style-name="ce14" table:formula="of:=BINOMDIST([.$A27];[.$G$3];[.$E$5];0)" office:value-type="percentage" office:value="0.00000200658899582949" calcext:value-type="percentage">
            <text:p>0.00%</text:p>
          </table:table-cell>
          <table:table-cell table:style-name="ce19" table:formula="of:=BINOMDIST([.$A27];[.$G$3];[.$E$5];1)" office:value-type="percentage" office:value="0.999999737927553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table:formula="of:=BINOMDIST([.$A28];[.$G$3];[.$C$5];0)" office:value-type="percentage" office:value="0.000000000000278092504433186" calcext:value-type="percentage">
            <text:p>0.00%</text:p>
          </table:table-cell>
          <table:table-cell table:style-name="ce12" table:formula="of:=BINOMDIST([.$A28];[.$G$3];[.$C$5];1)" office:value-type="percentage" office:value="0.99999999999999" calcext:value-type="percentage">
            <text:p>100.00%</text:p>
          </table:table-cell>
          <table:table-cell table:style-name="ce14" table:formula="of:=BINOMDIST([.$A28];[.$G$3];[.$E$5];0)" office:value-type="percentage" office:value="0.000000238879642360654" calcext:value-type="percentage">
            <text:p>0.00%</text:p>
          </table:table-cell>
          <table:table-cell table:style-name="ce19" table:formula="of:=BINOMDIST([.$A28];[.$G$3];[.$E$5];1)" office:value-type="percentage" office:value="0.999999976807196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table:formula="of:=BINOMDIST([.$A29];[.$G$3];[.$C$5];0)" office:value-type="percentage" office:value="0.0000000000000101124547066613" calcext:value-type="percentage">
            <text:p>0.00%</text:p>
          </table:table-cell>
          <table:table-cell table:style-name="ce12" table:formula="of:=BINOMDIST([.$A29];[.$G$3];[.$C$5];1)" office:value-type="percentage" office:value="1" calcext:value-type="percentage">
            <text:p>100.00%</text:p>
          </table:table-cell>
          <table:table-cell table:style-name="ce14" table:formula="of:=BINOMDIST([.$A29];[.$G$3];[.$E$5];0)" office:value-type="percentage" office:value="0.0000000217163311236958" calcext:value-type="percentage">
            <text:p>0.00%</text:p>
          </table:table-cell>
          <table:table-cell table:style-name="ce19" table:formula="of:=BINOMDIST([.$A29];[.$G$3];[.$E$5];1)" office:value-type="percentage" office:value="0.999999998523527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table:formula="of:=BINOMDIST([.$A30];[.$G$3];[.$C$5];0)" office:value-type="percentage" office:value="2.6380316626073E-016" calcext:value-type="percentage">
            <text:p>0.00%</text:p>
          </table:table-cell>
          <table:table-cell table:style-name="ce12" table:formula="of:=BINOMDIST([.$A30];[.$G$3];[.$C$5];1)" office:value-type="percentage" office:value="1" calcext:value-type="percentage">
            <text:p>100.00%</text:p>
          </table:table-cell>
          <table:table-cell table:style-name="ce14" table:formula="of:=BINOMDIST([.$A30];[.$G$3];[.$E$5];0)" office:value-type="percentage" office:value="0.00000000141628246458886" calcext:value-type="percentage">
            <text:p>0.00%</text:p>
          </table:table-cell>
          <table:table-cell table:style-name="ce19" table:formula="of:=BINOMDIST([.$A30];[.$G$3];[.$E$5];1)" office:value-type="percentage" office:value="0.999999999939809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table:formula="of:=BINOMDIST([.$A31];[.$G$3];[.$C$5];0)" office:value-type="percentage" office:value="4.39671943767884E-018" calcext:value-type="percentage">
            <text:p>0.00%</text:p>
          </table:table-cell>
          <table:table-cell table:style-name="ce12" table:formula="of:=BINOMDIST([.$A31];[.$G$3];[.$C$5];1)" office:value-type="percentage" office:value="1" calcext:value-type="percentage">
            <text:p>100.00%</text:p>
          </table:table-cell>
          <table:table-cell table:style-name="ce14" table:formula="of:=BINOMDIST([.$A31];[.$G$3];[.$E$5];0)" office:value-type="percentage" office:value="0.0000000000590117693578691" calcext:value-type="percentage">
            <text:p>0.00%</text:p>
          </table:table-cell>
          <table:table-cell table:style-name="ce19" table:formula="of:=BINOMDIST([.$A31];[.$G$3];[.$E$5];1)" office:value-type="percentage" office:value="0.999999999998821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table:formula="of:=BINOMDIST([.$A32];[.$G$3];[.$C$5];0)" office:value-type="percentage" office:value="3.51737555014307E-020" calcext:value-type="percentage">
            <text:p>0.00%</text:p>
          </table:table-cell>
          <table:table-cell table:style-name="ce13" table:formula="of:=BINOMDIST([.$A32];[.$G$3];[.$C$5];1)" office:value-type="percentage" office:value="1" calcext:value-type="percentage">
            <text:p>100.00%</text:p>
          </table:table-cell>
          <table:table-cell table:style-name="ce14" table:formula="of:=BINOMDIST([.$A32];[.$G$3];[.$E$5];0)" office:value-type="percentage" office:value="0.00000000000118023538715738" calcext:value-type="percentage">
            <text:p>0.00%</text:p>
          </table:table-cell>
          <table:table-cell table:style-name="ce19" table:formula="of:=BINOMDIST([.$A32];[.$G$3];[.$E$5];1)" office:value-type="percentage" office:value="1" calcext:value-type="percentage">
            <text:p>100.00%</text:p>
          </table:table-cell>
          <table:table-cell table:style-name="ce2" table:number-columns-repeated="11"/>
          <table:table-cell table:number-columns-repeated="48"/>
        </table:table-row>
        <table:table-row table:style-name="ro1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 style:data-style-name="N2" text:time-value="14:55:43.355284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4T12:51:30.931202072</meta:creation-date>
    <dc:date>2023-05-14T14:55:57.268682110</dc:date>
    <meta:editing-duration>PT42M21S</meta:editing-duration>
    <meta:editing-cycles>6</meta:editing-cycles>
    <meta:generator>LibreOffice/6.4.7.2$Linux_X86_64 LibreOffice_project/40$Build-2</meta:generator>
    <meta:document-statistic meta:table-count="1" meta:cell-count="14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gap-width="0" chart:overlap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/>
      <style:graphic-properties draw:stroke="none" draw:fill-color="#ffb66c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3" style:family="chart" style:data-style-name="N11">
      <style:chart-properties chart:link-data-style-to-source="true"/>
      <style:graphic-properties draw:stroke="none" draw:fill-color="#f10d0c" dr3d:edge-rounding="5%"/>
      <style:text-properties fo:font-size="10pt" style:font-size-asian="10pt" style:font-size-complex="10pt"/>
    </style:style>
    <style:style style:name="ch14" style:family="chart" style:data-style-name="N11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416cm" svg:height="14.433cm" xlink:href=".." xlink:type="simple" chart:class="chart:bar" chart:style-name="ch1">
        <chart:title svg:x="9.095cm" svg:y="0.424cm" chart:style-name="ch2">
          <text:p>Normaler und gezinkter Würfel</text:p>
        </chart:title>
        <chart:subtitle svg:x="8.923cm" svg:y="1.491cm" chart:style-name="ch3">
          <text:p>Einmal "single" und einmal "kumuliert"</text:p>
        </chart:subtitle>
        <chart:legend chart:legend-position="end" svg:x="22.365cm" svg:y="6.17cm" style:legend-expansion="high" chart:style-name="ch4"/>
        <chart:plot-area chart:style-name="ch5" table:cell-range-address="25_Wuerfe.A7:25_Wuerfe.E32" chart:data-source-has-labels="both" svg:x="1.499cm" svg:y="2.462cm" svg:width="20.378cm" svg:height="10.702cm">
          <chartooo:coordinate-region svg:x="3.099cm" svg:y="2.662cm" svg:width="18.778cm" svg:height="9.855cm"/>
          <chart:axis chart:dimension="x" chart:name="primary-x" chart:style-name="ch6" chartooo:axis-type="auto">
            <chartooo:date-scale/>
            <chart:title svg:x="8.826cm" svg:y="13.452cm" chart:style-name="ch7">
              <text:p>Anzahl Dreier innerhalb von 25 Würfen</text:p>
            </chart:title>
            <chart:categories table:cell-range-address="25_Wuerfe.A7:25_Wuerfe.A32"/>
          </chart:axis>
          <chart:axis chart:dimension="y" chart:name="primary-y" chart:style-name="ch8">
            <chart:title svg:x="0.451cm" svg:y="9.14cm" chart:style-name="ch9">
              <text:p>Warscheinlichkeit</text:p>
            </chart:title>
            <chart:grid chart:style-name="ch10" chart:class="major"/>
          </chart:axis>
          <chart:series chart:style-name="ch11" chart:values-cell-range-address="25_Wuerfe.E7:25_Wuerfe.E32" loext:label-string="gezinktk" chart:class="chart:bar">
            <chart:data-point chart:repeated="26"/>
          </chart:series>
          <chart:series chart:style-name="ch12" chart:values-cell-range-address="25_Wuerfe.C7:25_Wuerfe.C32" loext:label-string="normalk" chart:class="chart:bar">
            <chart:data-point chart:repeated="26"/>
          </chart:series>
          <chart:series chart:style-name="ch13" chart:values-cell-range-address="25_Wuerfe.D7:25_Wuerfe.D32" loext:label-string="gezinkt" chart:class="chart:bar">
            <chart:data-point chart:repeated="26"/>
          </chart:series>
          <chart:series chart:style-name="ch14" chart:values-cell-range-address="25_Wuerfe.B7:25_Wuerfe.B32" loext:label-string="normal" chart:class="chart:bar">
            <chart:data-point chart:repeated="2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zinktk</text:p>
              </table:table-cell>
              <table:table-cell office:value-type="string">
                <text:p>normalk</text:p>
              </table:table-cell>
              <table:table-cell office:value-type="string">
                <text:p>gezinkt</text:p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25_Wuerfe.A7:25_Wuerfe.A32</svg:desc>
                </draw:g>
              </table:table-cell>
              <table:table-cell office:value-type="float" office:value="0.0000396021280423662">
                <text:p>0.0000396021280423662</text:p>
                <draw:g>
                  <svg:desc>25_Wuerfe.E7:25_Wuerfe.E32</svg:desc>
                </draw:g>
              </table:table-cell>
              <table:table-cell office:value-type="float" office:value="0.0104825960103961">
                <text:p>0.0104825960103961</text:p>
                <draw:g>
                  <svg:desc>25_Wuerfe.C7:25_Wuerfe.C32</svg:desc>
                </draw:g>
              </table:table-cell>
              <table:table-cell office:value-type="float" office:value="0.0000396021280423662">
                <text:p>0.0000396021280423662</text:p>
                <draw:g>
                  <svg:desc>25_Wuerfe.D7:25_Wuerfe.D32</svg:desc>
                </draw:g>
              </table:table-cell>
              <table:table-cell office:value-type="float" office:value="0.0104825960103961">
                <text:p>0.0104825960103961</text:p>
                <draw:g>
                  <svg:desc>25_Wuerfe.B7:25_Wuerfe.B3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534628728571944">
                <text:p>0.000534628728571944</text:p>
              </table:table-cell>
              <table:table-cell office:value-type="float" office:value="0.0628955760623767">
                <text:p>0.0628955760623767</text:p>
              </table:table-cell>
              <table:table-cell office:value-type="float" office:value="0.000495026600529577">
                <text:p>0.000495026600529577</text:p>
              </table:table-cell>
              <table:table-cell office:value-type="float" office:value="0.0524129800519806">
                <text:p>0.05241298005198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50478833174941">
                <text:p>0.00350478833174941</text:p>
              </table:table-cell>
              <table:table-cell office:value-type="float" office:value="0.18868672818713">
                <text:p>0.18868672818713</text:p>
              </table:table-cell>
              <table:table-cell office:value-type="float" office:value="0.00297015960317746">
                <text:p>0.00297015960317746</text:p>
              </table:table-cell>
              <table:table-cell office:value-type="float" office:value="0.125791152124753">
                <text:p>0.1257911521247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48904001439297">
                <text:p>0.0148904001439297</text:p>
              </table:table-cell>
              <table:table-cell office:value-type="float" office:value="0.381566494778418">
                <text:p>0.381566494778418</text:p>
              </table:table-cell>
              <table:table-cell office:value-type="float" office:value="0.0113856118121803">
                <text:p>0.0113856118121803</text:p>
              </table:table-cell>
              <table:table-cell office:value-type="float" office:value="0.192879766591288">
                <text:p>0.1928797665912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62008326274254">
                <text:p>0.0462008326274254</text:p>
              </table:table-cell>
              <table:table-cell office:value-type="float" office:value="0.593734238028836">
                <text:p>0.593734238028836</text:p>
              </table:table-cell>
              <table:table-cell office:value-type="float" office:value="0.0313104324834957">
                <text:p>0.0313104324834957</text:p>
              </table:table-cell>
              <table:table-cell office:value-type="float" office:value="0.212167743250417">
                <text:p>0.2121677432504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1952740842766">
                <text:p>0.111952740842766</text:p>
              </table:table-cell>
              <table:table-cell office:value-type="float" office:value="0.771955142359186">
                <text:p>0.771955142359186</text:p>
              </table:table-cell>
              <table:table-cell office:value-type="float" office:value="0.0657519082153411">
                <text:p>0.0657519082153411</text:p>
              </table:table-cell>
              <table:table-cell office:value-type="float" office:value="0.17822090433035">
                <text:p>0.178220904330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1539254535002">
                <text:p>0.221539254535002</text:p>
              </table:table-cell>
              <table:table-cell office:value-type="float" office:value="0.89076907857942">
                <text:p>0.89076907857942</text:p>
              </table:table-cell>
              <table:table-cell office:value-type="float" office:value="0.109586513692235">
                <text:p>0.109586513692235</text:p>
              </table:table-cell>
              <table:table-cell office:value-type="float" office:value="0.118813936220234">
                <text:p>0.1188139362202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70263808831606">
                <text:p>0.370263808831606</text:p>
              </table:table-cell>
              <table:table-cell office:value-type="float" office:value="0.955268072527547">
                <text:p>0.955268072527547</text:p>
              </table:table-cell>
              <table:table-cell office:value-type="float" office:value="0.148724554296605">
                <text:p>0.148724554296605</text:p>
              </table:table-cell>
              <table:table-cell office:value-type="float" office:value="0.0644989939481268">
                <text:p>0.06449899394812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37578932415287">
                <text:p>0.537578932415287</text:p>
              </table:table-cell>
              <table:table-cell office:value-type="float" office:value="0.984292619804204">
                <text:p>0.984292619804204</text:p>
              </table:table-cell>
              <table:table-cell office:value-type="float" office:value="0.16731512358368">
                <text:p>0.16731512358368</text:p>
              </table:table-cell>
              <table:table-cell office:value-type="float" office:value="0.0290245472766571">
                <text:p>0.02902454727665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95598771355429">
                <text:p>0.695598771355429</text:p>
              </table:table-cell>
              <table:table-cell office:value-type="float" office:value="0.995257448775385">
                <text:p>0.995257448775385</text:p>
              </table:table-cell>
              <table:table-cell office:value-type="float" office:value="0.158019838940142">
                <text:p>0.158019838940142</text:p>
              </table:table-cell>
              <table:table-cell office:value-type="float" office:value="0.0109648289711816">
                <text:p>0.01096482897118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22014642507543">
                <text:p>0.822014642507543</text:p>
              </table:table-cell>
              <table:table-cell office:value-type="float" office:value="0.998766194046163">
                <text:p>0.998766194046163</text:p>
              </table:table-cell>
              <table:table-cell office:value-type="float" office:value="0.126415871152114">
                <text:p>0.126415871152114</text:p>
              </table:table-cell>
              <table:table-cell office:value-type="float" office:value="0.0035087452707781">
                <text:p>0.00350874527077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08207281929439">
                <text:p>0.908207281929439</text:p>
              </table:table-cell>
              <table:table-cell office:value-type="float" office:value="0.999723124574557">
                <text:p>0.999723124574557</text:p>
              </table:table-cell>
              <table:table-cell office:value-type="float" office:value="0.0861926394218959">
                <text:p>0.0861926394218959</text:p>
              </table:table-cell>
              <table:table-cell office:value-type="float" office:value="0.000956930528394027">
                <text:p>0.00095693052839402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58486321592211">
                <text:p>0.958486321592211</text:p>
              </table:table-cell>
              <table:table-cell office:value-type="float" office:value="0.999946408364516">
                <text:p>0.999946408364516</text:p>
              </table:table-cell>
              <table:table-cell office:value-type="float" office:value="0.0502790396627726">
                <text:p>0.0502790396627726</text:p>
              </table:table-cell>
              <table:table-cell office:value-type="float" office:value="0.000223283789958606">
                <text:p>0.0002232837899586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83625841423598">
                <text:p>0.983625841423598</text:p>
              </table:table-cell>
              <table:table-cell office:value-type="float" office:value="0.999991065122508">
                <text:p>0.999991065122508</text:p>
              </table:table-cell>
              <table:table-cell office:value-type="float" office:value="0.0251395198313863">
                <text:p>0.0251395198313863</text:p>
              </table:table-cell>
              <table:table-cell office:value-type="float" office:value="0.0000446567579917212">
                <text:p>0.00004465675799172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94399921351335">
                <text:p>0.994399921351335</text:p>
              </table:table-cell>
              <table:table-cell office:value-type="float" office:value="0.999998720566735">
                <text:p>0.999998720566735</text:p>
              </table:table-cell>
              <table:table-cell office:value-type="float" office:value="0.010774079927737">
                <text:p>0.010774079927737</text:p>
              </table:table-cell>
              <table:table-cell office:value-type="float" office:value="0.00000765544422715221">
                <text:p>0.000007655444227152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98350417324838">
                <text:p>0.998350417324838</text:p>
              </table:table-cell>
              <table:table-cell office:value-type="float" office:value="0.999999843365221">
                <text:p>0.999999843365221</text:p>
              </table:table-cell>
              <table:table-cell office:value-type="float" office:value="0.00395049597350356">
                <text:p>0.00395049597350356</text:p>
              </table:table-cell>
              <table:table-cell office:value-type="float" office:value="0.00000112279848664899">
                <text:p>0.0000011227984866489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99584947316558">
                <text:p>0.999584947316558</text:p>
              </table:table-cell>
              <table:table-cell office:value-type="float" office:value="0.999999983715032">
                <text:p>0.999999983715032</text:p>
              </table:table-cell>
              <table:table-cell office:value-type="float" office:value="0.00123452999171986">
                <text:p>0.00123452999171986</text:p>
              </table:table-cell>
              <table:table-cell office:value-type="float" office:value="0.000000140349810831124">
                <text:p>0.00000014034981083112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99911734667307">
                <text:p>0.999911734667307</text:p>
              </table:table-cell>
              <table:table-cell office:value-type="float" office:value="0.999999998575601">
                <text:p>0.999999998575601</text:p>
              </table:table-cell>
              <table:table-cell office:value-type="float" office:value="0.000326787350749375">
                <text:p>0.000326787350749375</text:p>
              </table:table-cell>
              <table:table-cell office:value-type="float" office:value="0.0000000148605682056484">
                <text:p>0.00000001486056820564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99984354078585">
                <text:p>0.999984354078585</text:p>
              </table:table-cell>
              <table:table-cell office:value-type="float" office:value="0.99999999989654">
                <text:p>0.99999999989654</text:p>
              </table:table-cell>
              <table:table-cell office:value-type="float" office:value="0.0000726194112776389">
                <text:p>0.0000726194112776389</text:p>
              </table:table-cell>
              <table:table-cell office:value-type="float" office:value="0.00000000132093939605764">
                <text:p>0.0000000013209393960576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99997731338557">
                <text:p>0.999997731338557</text:p>
              </table:table-cell>
              <table:table-cell office:value-type="float" office:value="0.999999999993872">
                <text:p>0.999999999993872</text:p>
              </table:table-cell>
              <table:table-cell office:value-type="float" office:value="0.0000133772599721966">
                <text:p>0.0000133772599721966</text:p>
              </table:table-cell>
              <table:table-cell office:value-type="float" office:value="0.0000000000973323765516152">
                <text:p>0.00000000009733237655161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9999737927553">
                <text:p>0.999999737927553</text:p>
              </table:table-cell>
              <table:table-cell office:value-type="float" office:value="0.999999999999712">
                <text:p>0.999999999999712</text:p>
              </table:table-cell>
              <table:table-cell office:value-type="float" office:value="0.00000200658899582949">
                <text:p>0.00000200658899582949</text:p>
              </table:table-cell>
              <table:table-cell office:value-type="float" office:value="0.00000000000583994259309691">
                <text:p>0.000000000005839942593096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9999976807196">
                <text:p>0.999999976807196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0.000000238879642360654">
                <text:p>0.000000238879642360654</text:p>
              </table:table-cell>
              <table:table-cell office:value-type="float" office:value="0.000000000000278092504433186">
                <text:p>0.0000000000002780925044331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9999998523527">
                <text:p>0.999999998523527</text:p>
              </table:table-cell>
              <table:table-cell office:value-type="float" office:value="1">
                <text:p>1</text:p>
              </table:table-cell>
              <table:table-cell office:value-type="float" office:value="0.0000000217163311236958">
                <text:p>0.0000000217163311236958</text:p>
              </table:table-cell>
              <table:table-cell office:value-type="float" office:value="0.0000000000000101124547066613">
                <text:p>0.00000000000001011245470666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99999999939809">
                <text:p>0.999999999939809</text:p>
              </table:table-cell>
              <table:table-cell office:value-type="float" office:value="1">
                <text:p>1</text:p>
              </table:table-cell>
              <table:table-cell office:value-type="float" office:value="0.00000000141628246458886">
                <text:p>0.00000000141628246458886</text:p>
              </table:table-cell>
              <table:table-cell office:value-type="float" office:value="2.6380316626073E-016">
                <text:p>2.6380316626073E-01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99999999998821">
                <text:p>0.999999999998821</text:p>
              </table:table-cell>
              <table:table-cell office:value-type="float" office:value="1">
                <text:p>1</text:p>
              </table:table-cell>
              <table:table-cell office:value-type="float" office:value="0.0000000000590117693578691">
                <text:p>0.0000000000590117693578691</text:p>
              </table:table-cell>
              <table:table-cell office:value-type="float" office:value="4.39671943767884E-018">
                <text:p>4.39671943767884E-01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000000118023538715738">
                <text:p>0.00000000000118023538715738</text:p>
              </table:table-cell>
              <table:table-cell office:value-type="float" office:value="3.51737555014307E-020">
                <text:p>3.51737555014307E-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